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álny" style:master-page-name="MP0" style:family="paragraph">
      <style:paragraph-properties fo:break-before="page"/>
    </style:style>
    <style:style style:name="T2" style:parent-style-name="Predvolenépísmoodseku" style:family="text">
      <style:text-properties fo:font-weight="bold" style:font-weight-asian="bold"/>
    </style:style>
    <style:style style:name="T3" style:parent-style-name="Predvolenépísmoodseku" style:family="text">
      <style:text-properties fo:font-weight="bold" style:font-weight-asian="bold"/>
    </style:style>
    <style:style style:name="T4" style:parent-style-name="Predvolenépísmoodseku" style:family="text">
      <style:text-properties fo:font-weight="bold" style:font-weight-asian="bold"/>
    </style:style>
  </office:automatic-styles>
  <office:body>
    <office:text text:use-soft-page-breaks="true">
      <text:p text:style-name="P1"><text:span text:style-name="T2">Dátum:<text:s/></text:span>7.11.2013</text:p>
      <text:p text:style-name="Normálny"><text:span text:style-name="T3">Prítomní:<text:s/></text:span>Timotej Krajči, Adam Horváth, Andrej Sekáč, Michal Raška, Peter Šulík</text:p>
      <text:p text:style-name="Normálny"><text:span text:style-name="T4">Agenda:<text:s/></text:span>Konzultácia návrhu s vedúcim projektu. Naplánovanie Ďalšieho postupu projektu.</text:p>
      <text:p text:style-name="Normálny">Návrh bol dokončený ako bolo naplánované a po konzultácii s vedúcim sa dohodlo, že ešte si žiada úpravy v podobe úpravy sekvenčného diagramu a domain-level class diagramu (zmena diamantov), ďalej bolo treba upraviť pop stavového diagramu. Ako ďalší postup sa navrhla podrobná špecifikácia komponentov a v rámci 1. Kola hotových komponentov sme sa dohodli, že začneme s programovaním komponentov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dam</meta:initial-creator>
    <dc:creator>Adam</dc:creator>
    <meta:creation-date>2013-11-11T12:28:00Z</meta:creation-date>
    <dc:date>2013-11-11T12:28:00Z</dc:date>
    <meta:template xlink:href="Normal" xlink:type="simple"/>
    <meta:editing-cycles>2</meta:editing-cycles>
    <meta:editing-duration>PT60S</meta:editing-duration>
    <meta:document-statistic meta:page-count="1" meta:paragraph-count="1" meta:word-count="86" meta:character-count="579" meta:row-count="4" meta:non-whitespace-character-count="494"/>
  </office:meta>
</office:document-meta>
</file>